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</office:automatic-styles>
  <office:body>
    <office:text text:use-soft-page-breaks="true">
      <text:p text:style-name="P1">Question sheet breakdown</text:p>
      <text:p text:style-name="Normal"/>
      <text:list text:style-name="LFO1" text:continue-numbering="true">
        <text:list-item>
          <text:p text:style-name="P2">Create HTML boilplate, Link CSS and JS from respective folders.</text:p>
        </text:list-item>
        <text:list-item>
          <text:p text:style-name="P3">Create Divs for container (everything) the question container create class hide</text:p>
        </text:list-item>
        <text:list-item>
          <text:p text:style-name="P4">The question its self</text:p>
        </text:list-item>
        <text:list-item>
          <text:p text:style-name="P5">Create div for answer buttons</text:p>
        </text:list-item>
        <text:list-item>
          <text:p text:style-name="P6">Create div for controls (buttons)</text:p>
        </text:list-item>
        <text:list-item>
          <text:p text:style-name="P7">Create the Buttons, Start and Next</text:p>
        </text:list-item>
        <text:list-item>
          <text:p text:style-name="P8">Give the buttons seprate Id and classes.</text:p>
        </text:list-item>
        <text:list-item>
          <text:p text:style-name="P9">Add hues and styles to the classes…</text:p>
        </text:list-item>
        <text:list-item>
          <text:p text:style-name="P10">Add the JS</text:p>
        </text:list-item>
        <text:list-item>
          <text:p text:style-name="P11">Declare functions needed</text:p>
        </text:list-item>
        <text:list-item>
          <text:p text:style-name="P12">Declare variables and constants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mie tardi</meta:initial-creator>
    <dc:creator>jamie tardi</dc:creator>
    <meta:creation-date>2020-07-01T08:04:00Z</meta:creation-date>
    <dc:date>2020-07-01T09:46:00Z</dc:date>
    <meta:template xlink:href="Normal.dotm" xlink:type="simple"/>
    <meta:editing-cycles>1</meta:editing-cycles>
    <meta:editing-duration>PT5640S</meta:editing-duration>
    <meta:document-statistic meta:page-count="1" meta:paragraph-count="1" meta:word-count="65" meta:character-count="436" meta:row-count="3" meta:non-whitespace-character-count="372"/>
  </office:meta>
</office:document-meta>
</file>